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9.1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-116</text:p>
          </table:table-cell>
          <table:table-cell office:value-type="string" calcext:value-type="string">
            <text:p>HeroBuild</text:p>
          </table:table-cell>
          <table:table-cell office:value-type="string" calcext:value-type="string">
            <text:p>Bought very little regen to lane top. Buy only the Ring <text:s/>of Protection and delay finishing the Basilius, get additional tangoes or/and a sal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an go for an additional Quill Spray hit on PL (lots of stack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de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stood too far, am can den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went for deny hit, weaver miss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Missed good opportunity for sidepull (the hard camp). PL isn’t contesting, lane is pus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Drew tower aggro, didn’t shift it off after (dont rightclick the AM immediately, walk close first. Deny click a creep to drop aggr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Decision </text:p>
          </table:table-cell>
          <table:table-cell office:value-type="string" calcext:value-type="string">
            <text:p>Stayed to fight at tower – sidepull the hard c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de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Went for lasthit in the tower – took a lot of damage. (and even got deni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deny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deny (didnt try, writing chat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Took unnecessary tower damage (underestimated range, tried to haras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HeroBuild</text:p>
          </table:table-cell>
          <table:table-cell office:value-type="string" calcext:value-type="string">
            <text:p>Prioritised upgrading boots. Should instead get Ring of Health early, no regen left o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deny(backed unnecessari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Pushing the lane – should instead try to deny and pull it 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Playing dangerously aggressive – would die if AM blinks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Healing at fountain on Strength tread – switch to Ag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Unnecessary TP to lane (save the gold, Weaver can keep the lane solo,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Unnecessary tower da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Dangerous going forward – could die to lance+ AM blink in (didn’t check PL to see he has no man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mportant! Bad Camera movement! Miss pathing of enemies, lets PL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Walk back close to the AM – risking harassment, losing m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Stayed in lane without mana, low HP, no regen – just back to ba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ushing with Ring of Basilius turned off – turn on to make creeps more tank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Important! Didn’t drop tower aggro, leads to d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Missed opportunity to by TP at side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24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quill spray early,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34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ushing with Ring of Basilius turned 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40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Bad camera placement – cant see your pudge, who is walking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42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Backing from pudge <text:s/>- too far to follow up for dark se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48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Important! Bad pathing – keep running forward while Ogre is focused. Should immediately turn and ru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52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uboptimal pathing – juke into the trees instead of walking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42</text:p>
          </table:table-cell>
          <table:table-cell office:value-type="string" calcext:value-type="string">
            <text:p>Decision </text:p>
          </table:table-cell>
          <table:table-cell office:value-type="string" calcext:value-type="string">
            <text:p>Important! Slow movement by walking to secret shop – TP to any lane, either buy vanguard at sideshop or send courier to mid. Top = Bot &gt; Mid &gt; Wal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42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Missed opportunity to by TP at 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16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Using mana on creep when low – conserve for the fight(2x quill spray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50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Could turn to hit the P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0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Hitting tower on Int treads, should switch to 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10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Important! Keep fighting after killing PL. Hard to kill AM, reinforcements from tow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0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Missed opportunity to by TP at 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51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idnt watch the fight – little information on what is happe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31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Stay and push until enemies respawn - <text:s/>should back out bef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32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Tabbed out too long – stand in base for 17 seconds after respa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5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Missed opportunity to buy 2nd TP at base (TP out to mid, no shop there. Want to TP top at 235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15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Wasted dust (unlikely that riki just stands there. Also no way to kill, Riki can purge the Dust with Diffusal Bla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23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ould toggle Treads to Int when using Quillspray on neutr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1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46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5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focus wrong cree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53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left creepwave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55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left creepwave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9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Unnecessary Dust (sentry get placed befor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28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ushing with Ring of Basilius turned 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05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mportant! Went to dive into base – could finish off the melee barr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10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tood in base after respawn – decide items quicker and mo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22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Walk mid – lane is pushed, nothing to do. Go bottom inst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31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ab out too long – hero is idle for 5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3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Went to farm jungle – instead push bottom, frontline to enter dangerous spac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00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18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uboptimal pathing – can walk directly to mi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34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Go back into fight with low health – just back and he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2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Scared to walk through wall – 4 dead, want to hit barrack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51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Keep roshing without Bloodseeker and Weaver – need to back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25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didnt’t buy items while dead – delays moving out by 13 second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45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2 lasthits (walked away/bad quill spr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57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didnt cast quill spr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56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Didnt cast quillspray after silence ends – missed 2 st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0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Go into the fight after tower dies – fighting 4v5 without weaver, rather back o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11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Missed lasthit (didnt cast quill spra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31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Missed lasthit (overestimated da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46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Missed lasthit (switched targe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48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Missed lasthit (hit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49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Missed lasthit (hit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57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Pushing highground with 3 heroes – wait until pudge/bloodseeker j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437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Show in aggressive position! 3 allies d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600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abbed out too long – stand in base for 5 seconds after respa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636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Went alone into lost fight, rather push out a bottom/ set up in b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07 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low to move out – stand in base for 4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00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Pushed in through mid – instead go bottom to hit barracks, so other lanes can push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16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Late BKB – Use at 4913 so mana doesn’t get burned by AM illus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53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Didn’t switch Treads to Int to TP out ear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15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underestimated Quill Spray ran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17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hit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19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hit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1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hit wrong cree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2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hit wrong cree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4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hit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6 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cast quill spray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7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switched targe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28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Missed lasthit (cast quill spray early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05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Hitting creeps instead of barracks – no enemies nearby, 3 d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23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Didnt cast Goo to maximize Warpath st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40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Didnt immediately back after killing the barracks (lost 2 seconds to walking around, then more to hitting D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AFK for too long – stood in base for 35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47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Pushing enemy base with 3 heroes (and 1 far behind) – wait until all are grouped, this gives the enemies a chance to fight</text:p>
          </table:table-cell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4:06:22.873974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1:51:42.160311739</meta:creation-date>
    <meta:generator>LibreOffice/5.1.4.2$Linux_X86_64 LibreOffice_project/10m0$Build-2</meta:generator>
    <dc:date>2016-11-15T14:10:25.170349032</dc:date>
    <meta:editing-duration>PT2H54M32S</meta:editing-duration>
    <meta:editing-cycles>16</meta:editing-cycles>
    <meta:document-statistic meta:table-count="1" meta:cell-count="288" meta:object-count="0"/>
  </office:meta>
</office:document-meta>
</file>